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f40" officeooo:paragraph-rsid="00109f40"/>
    </style:style>
    <style:style style:name="P2" style:family="paragraph" style:parent-style-name="Standard" style:list-style-name="L1">
      <style:text-properties officeooo:rsid="00109f40" officeooo:paragraph-rsid="00109f40"/>
    </style:style>
    <style:style style:name="P3" style:family="paragraph" style:parent-style-name="Standard" style:list-style-name="L1">
      <style:text-properties officeooo:rsid="0013a070" officeooo:paragraph-rsid="0013a070"/>
    </style:style>
    <style:style style:name="P4" style:family="paragraph" style:parent-style-name="Standard" style:list-style-name="L2">
      <style:text-properties officeooo:rsid="00109f40" officeooo:paragraph-rsid="00109f40"/>
    </style:style>
    <style:style style:name="P5" style:family="paragraph" style:parent-style-name="Standard" style:list-style-name="L2">
      <style:text-properties officeooo:rsid="00109f40" officeooo:paragraph-rsid="00156fc7"/>
    </style:style>
    <style:style style:name="P6" style:family="paragraph" style:parent-style-name="Standard" style:list-style-name="L3">
      <style:text-properties officeooo:rsid="00109f40" officeooo:paragraph-rsid="00109f40"/>
    </style:style>
    <style:style style:name="P7" style:family="paragraph" style:parent-style-name="Standard" style:list-style-name="L3">
      <style:text-properties officeooo:rsid="0012387c" officeooo:paragraph-rsid="0012387c"/>
    </style:style>
    <style:style style:name="P8" style:family="paragraph" style:parent-style-name="Standard">
      <style:text-properties officeooo:rsid="0012387c" officeooo:paragraph-rsid="0012387c"/>
    </style:style>
    <style:style style:name="T1" style:family="text">
      <style:text-properties officeooo:rsid="001238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Battle System</text:p>
      <text:list text:style-name="L1">
        <text:list-item>
          <text:p text:style-name="P2">Main script for initializing and organizing a battle.</text:p>
        </text:list-item>
        <text:list-item>
          <text:p text:style-name="P2">Has signals start_battle and end_battle</text:p>
          <text:list>
            <text:list-item>
              <text:p text:style-name="P2">end_battle signal will trigger clean up functions under all systems under Battle System.</text:p>
            </text:list-item>
            <text:list-item>
              <text:p text:style-name="P2">start_battle signal will unlock the UI and begins the battle.</text:p>
            </text:list-item>
          </text:list>
        </text:list-item>
        <text:list-item>
          <text:p text:style-name="P2">Initializes the UI for battles</text:p>
        </text:list-item>
        <text:list-item>
          <text:p text:style-name="P3">When a battle ends, it will initiate a Dialogic timeline for the player’s champion if the opponent army was led by a champion. Timeline is determined by whether or not the player won or lost the fight and each heroine has their own timelines for losing and winning. </text:p>
        </text:list-item>
      </text:list>
      <text:p text:style-name="P1"/>
      <text:p text:style-name="P1"/>
      <text:p text:style-name="P1"><text:span text:style-name="T1">1.1 Munition</text:span> Processor</text:p>
      <text:p text:style-name="P1"/>
      <text:p text:style-name="P1">Acts as a dispatcher for munition events by looking at incoming effects and sending them to be processed by one of the processors below depending on the event type:</text:p>
      <text:list text:style-name="L2">
        <text:list-item>
          <text:p text:style-name="P4">Damage</text:p>
          <text:list>
            <text:list-item>
              <text:p text:style-name="P5">Processes all instances of damage</text:p>
            </text:list-item>
          </text:list>
        </text:list-item>
        <text:list-item>
          <text:p text:style-name="P4">Healing</text:p>
          <text:list>
            <text:list-item>
              <text:p text:style-name="P5">Processes all instances of healing</text:p>
            </text:list-item>
          </text:list>
        </text:list-item>
        <text:list-item>
          <text:p text:style-name="P4">Status Effect</text:p>
          <text:list>
            <text:list-item>
              <text:p text:style-name="P5">Processes and applies status effects on units</text:p>
            </text:list-item>
          </text:list>
        </text:list-item>
        <text:list-item>
          <text:p text:style-name="P4">Over-Time-Effect</text:p>
          <text:list>
            <text:list-item>
              <text:p text:style-name="P5">Processes, manages and applies over-time-effects on units, triggers effects on units, tracks cooldowns of OTE on units.</text:p>
            </text:list-item>
          </text:list>
        </text:list-item>
        <text:list-item>
          <text:p text:style-name="P4">Dispel</text:p>
          <text:list>
            <text:list-item>
              <text:p text:style-name="P5">Handles dispel effects</text:p>
            </text:list-item>
          </text:list>
        </text:list-item>
        <text:list-item>
          <text:p text:style-name="P4">Modifier</text:p>
          <text:list>
            <text:list-item>
              <text:p text:style-name="P5">Processes, manages and applies all modifiers on units and keeps their modifiers up-to-date based on active effects and stats.</text:p>
            </text:list-item>
          </text:list>
        </text:list-item>
      </text:list>
      <text:p text:style-name="P1"/>
      <text:p text:style-name="P1"><text:span text:style-name="T1">1.2 </text:span>Manager <text:span text:style-name="T1">Node</text:span></text:p>
      <text:list text:style-name="L3">
        <text:list-item>
          <text:p text:style-name="P6">General battle manager functions.</text:p>
        </text:list-item>
        <text:list-item>
          <text:p text:style-name="P6">Spawns and manages units in battle</text:p>
        </text:list-item>
        <text:list-item>
          <text:p text:style-name="P6">Starts and ends battles based on battle conditions</text:p>
        </text:list-item>
        <text:list-item>
          <text:p text:style-name="P6">Triggers Over-Time-Effect processing</text:p>
        </text:list-item>
        <text:list-item>
          <text:p text:style-name="P6">Applies effects from battlefield conditions on units in battlefield</text:p>
        </text:list-item>
        <text:list-item>
          <text:p text:style-name="P6">Manages clean-up actions when units die</text:p>
        </text:list-item>
        <text:list-item>
          <text:p text:style-name="P7">Validates unit actions</text:p>
        </text:list-item>
        <text:list-item>
          <text:p text:style-name="P7">Starts processing of unit actions</text:p>
        </text:list-item>
        <text:list-item>
          <text:p text:style-name="P7">Keeps track of events when actions are processed</text:p>
        </text:list-item>
        <text:list-item>
          <text:p text:style-name="P7">Coordinates unit event processing when events occur</text:p>
        </text:list-item>
      </text:list>
      <text:p text:style-name="P8"/>
      <text:p text:style-name="P8">1.2.1 Coordinator Node</text:p>
      <text:p text:style-name="P8">Coordinates turns, generates turn queues and does all other things related to turn cycling and turn queue management.</text:p>
      <text:p text:style-name="P8"/>
      <text:p text:style-name="P8">1.2.2 AI Node</text:p>
      <text:p text:style-name="P8">Battle AI processor</text:p>
      <text:p text:style-name="P8"/>
      <text:p text:style-name="P8"><text:soft-page-break/>1.2.3 Processor Node</text:p>
      <text:p text:style-name="P8">Contains functions that do all kinds of heavier processing needed by the Manag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22:17:18.449760582</meta:creation-date>
    <dc:date>2025-07-26T23:10:42.023630715</dc:date>
    <meta:editing-duration>PT29M7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2" meta:paragraph-count="38" meta:word-count="320" meta:character-count="1913" meta:non-whitespace-character-count="1658"/>
  </office:meta>
</office:document-meta>
</file>